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fo:font-weight="bold" officeooo:rsid="000c2ea7" officeooo:paragraph-rsid="000c2ea7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uk" fo:country="UA" fo:font-weight="bold" officeooo:rsid="000c2ea7" officeooo:paragraph-rsid="000c2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uk" fo:country="UA" officeooo:paragraph-rsid="001525c6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525c6" officeooo:paragraph-rsid="001525c6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8194e" officeooo:paragraph-rsid="0018194e" style:font-size-asian="14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fo:language="uk" fo:country="UA" officeooo:rsid="0018194e" officeooo:paragraph-rsid="0018194e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040fa" officeooo:paragraph-rsid="002040fa" style:font-size-asian="14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98c51" officeooo:paragraph-rsid="00198c51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a8e16" officeooo:paragraph-rsid="001a8e16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1d8df6" officeooo:paragraph-rsid="001d8df6" style:font-size-asian="14pt" style:font-weight-asian="normal" style:font-size-complex="14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language="uk" fo:country="UA" officeooo:rsid="002040fa" officeooo:paragraph-rsid="002040fa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uk" fo:country="UA" officeooo:rsid="0024b361" officeooo:paragraph-rsid="0024b361"/>
    </style:style>
    <style:style style:name="P13" style:family="paragraph" style:parent-style-name="Standard" style:list-style-name="L1">
      <style:paragraph-properties fo:text-align="justify" style:justify-single-word="false"/>
      <style:text-properties fo:language="uk" fo:country="UA" officeooo:rsid="00266282" officeooo:paragraph-rsid="00266282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69a7e" officeooo:paragraph-rsid="00269a7e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c7207" officeooo:paragraph-rsid="003c7207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69a7e" officeooo:paragraph-rsid="00331a18" style:font-size-asian="14pt" style:font-weight-asian="normal" style:font-size-complex="14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31a18" officeooo:paragraph-rsid="00331a18" style:font-size-asian="14pt" style:font-weight-asian="normal" style:font-size-complex="14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7b31b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8123a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27b31b" officeooo:paragraph-rsid="00298091" style:font-size-asian="14pt" style:font-weight-asian="normal" style:font-size-complex="14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4pt" fo:language="uk" fo:country="UA" fo:font-weight="normal" officeooo:rsid="003cf1ca" officeooo:paragraph-rsid="003cf1c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 fo:break-before="page"/>
      <style:text-properties fo:font-size="18pt" fo:language="uk" fo:country="UA" fo:font-weight="bold" officeooo:rsid="003fff1b" officeooo:paragraph-rsid="003fff1b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8pt" fo:language="uk" fo:country="UA" fo:font-weight="bold" officeooo:rsid="003fff1b" officeooo:paragraph-rsid="003fff1b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4pt" fo:language="uk" fo:country="UA" fo:font-weight="normal" officeooo:rsid="003fff1b" officeooo:paragraph-rsid="003fff1b" style:font-size-asian="14pt" style:font-weight-asian="normal" style:font-size-complex="14pt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3fff1b" officeooo:paragraph-rsid="00420072" style:font-size-asian="14pt" style:font-weight-asian="normal" style:font-size-complex="14pt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525c6" officeooo:paragraph-rsid="00420072" style:font-size-asian="14pt" style:font-weight-asian="normal" style:font-size-complex="14pt" style:font-weight-complex="normal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8194e" officeooo:paragraph-rsid="00420072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uk" fo:country="UA" officeooo:rsid="0018194e" officeooo:paragraph-rsid="00420072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2040fa" officeooo:paragraph-rsid="00420072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98c51" officeooo:paragraph-rsid="0042da39" style:font-size-asian="14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a8e16" officeooo:paragraph-rsid="0042da39" style:font-size-asian="14pt" style:font-weight-asian="normal" style:font-size-complex="14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a8e16" officeooo:paragraph-rsid="00420072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1d8df6" officeooo:paragraph-rsid="00420072" style:font-size-asian="14pt" style:font-weight-asian="normal" style:font-size-complex="14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language="uk" fo:country="UA" officeooo:rsid="002040fa" officeooo:paragraph-rsid="00420072"/>
    </style:style>
    <style:style style:name="P35" style:family="paragraph" style:parent-style-name="Standard" style:list-style-name="L2">
      <style:paragraph-properties fo:text-align="justify" style:justify-single-word="false"/>
      <style:text-properties fo:language="uk" fo:country="UA" officeooo:rsid="002040fa" officeooo:paragraph-rsid="0049fa70"/>
    </style:style>
    <style:style style:name="P36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471a61" officeooo:paragraph-rsid="0049fa70" style:font-size-asian="14pt" style:font-weight-asian="normal" style:font-size-complex="14pt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fo:language="uk" fo:country="UA" officeooo:rsid="0024b361" officeooo:paragraph-rsid="00420072"/>
    </style:style>
    <style:style style:name="P38" style:family="paragraph" style:parent-style-name="Standard" style:list-style-name="L2">
      <style:paragraph-properties fo:text-align="justify" style:justify-single-word="false"/>
      <style:text-properties fo:language="uk" fo:country="UA" officeooo:rsid="00266282" officeooo:paragraph-rsid="00420072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269a7e" officeooo:paragraph-rsid="00420072" style:font-size-asian="14pt" style:font-weight-asian="normal" style:font-size-complex="14pt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3c7207" officeooo:paragraph-rsid="00471a61" style:font-size-asian="14pt" style:font-weight-asian="normal" style:font-size-complex="14pt" style:font-weight-complex="normal"/>
    </style:style>
    <style:style style:name="P41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269a7e" officeooo:paragraph-rsid="00471a61" style:font-size-asian="14pt" style:font-weight-asian="normal" style:font-size-complex="14pt" style:font-weight-complex="normal"/>
    </style:style>
    <style:style style:name="P42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27b31b" officeooo:paragraph-rsid="00420072" style:font-size-asian="14pt" style:font-weight-asian="normal" style:font-size-complex="14pt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font-size="14pt" fo:language="uk" fo:country="UA" fo:font-weight="normal" officeooo:rsid="003cf1ca" officeooo:paragraph-rsid="00420072" style:font-size-asian="14pt" style:font-weight-asian="normal" style:font-size-complex="14pt" style:font-weight-complex="normal"/>
    </style:style>
    <style:style style:name="P44" style:family="paragraph" style:parent-style-name="Text_20_body">
      <style:paragraph-properties fo:text-align="center" style:justify-single-word="false" fo:break-before="page"/>
      <style:text-properties fo:font-size="14pt" fo:language="uk" fo:country="UA" fo:font-weight="normal" officeooo:rsid="003cf1ca" officeooo:paragraph-rsid="0044411c" style:font-size-asian="14pt" style:font-weight-asian="normal" style:font-size-complex="14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fo:font-size="14pt" fo:language="uk" fo:country="UA" fo:font-weight="normal" officeooo:rsid="003cf1ca" officeooo:paragraph-rsid="0044411c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text-align="justify" style:justify-single-word="false"/>
      <style:text-properties fo:font-size="14pt" fo:language="uk" fo:country="UA" fo:font-weight="normal" officeooo:rsid="003cf1ca" officeooo:paragraph-rsid="00420072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margin-left="0in" fo:margin-right="0in" fo:margin-top="0in" fo:margin-bottom="0.1874in" style:contextual-spacing="false" style:line-height-at-least="0.2083in" fo:text-align="justify" style:justify-single-word="false" fo:orphans="2" fo:widows="2" fo:text-indent="0in" style:auto-text-indent="false"/>
      <style:text-properties fo:font-size="14pt" fo:language="uk" fo:country="UA" officeooo:rsid="003cf1ca" style:font-size-asian="14pt" style:font-size-complex="14pt"/>
    </style:style>
    <style:style style:name="P48" style:family="paragraph" style:parent-style-name="Text_20_body" style:list-style-name="L3">
      <style:paragraph-properties fo:margin-top="0in" fo:margin-bottom="0.1874in" style:contextual-spacing="false" style:line-height-at-least="0.2083in" fo:text-align="justify" style:justify-single-word="false" fo:orphans="2" fo:widows="2"/>
      <style:text-properties fo:font-size="14pt" fo:language="uk" fo:country="UA" officeooo:rsid="003cf1ca" style:font-size-asian="14pt" style:font-size-complex="14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Times New Roman" fo:font-size="18pt" fo:font-weight="bold" officeooo:rsid="00197512" officeooo:paragraph-rsid="003ee3f6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Times New Roman" fo:font-size="18pt" fo:font-weight="bold" officeooo:rsid="00197512" officeooo:paragraph-rsid="003ee3f6" style:font-size-asian="18pt" style:font-weight-asian="bold" style:font-size-complex="18pt" style:font-weight-complex="bold"/>
    </style:style>
    <style:style style:name="P51" style:family="paragraph" style:parent-style-name="Standard" style:list-style-name="L4">
      <style:paragraph-properties fo:text-align="justify" style:justify-single-word="false"/>
      <style:text-properties style:font-name="Times New Roman" fo:font-size="14pt" officeooo:paragraph-rsid="003ee3f6" style:font-size-asian="14pt" style:font-size-complex="14pt"/>
    </style:style>
    <style:style style:name="P52" style:family="paragraph" style:parent-style-name="Standard" style:list-style-name="L4">
      <style:paragraph-properties fo:text-align="justify" style:justify-single-word="false"/>
      <style:text-properties style:font-name="Times New Roman" fo:font-size="14pt" officeooo:paragraph-rsid="00442583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4abc4" style:font-weight-asian="normal" style:font-weight-complex="normal"/>
    </style:style>
    <style:style style:name="T3" style:family="text">
      <style:text-properties fo:font-weight="normal" officeooo:rsid="000f6675" style:font-weight-asian="normal" style:font-weight-complex="normal"/>
    </style:style>
    <style:style style:name="T4" style:family="text">
      <style:text-properties fo:font-weight="normal" officeooo:rsid="002e259f" style:font-weight-asian="normal" style:font-weight-complex="normal"/>
    </style:style>
    <style:style style:name="T5" style:family="text">
      <style:text-properties fo:font-weight="normal" officeooo:rsid="003ee3f6" style:font-weight-asian="normal" style:font-weight-complex="normal"/>
    </style:style>
    <style:style style:name="T6" style:family="text">
      <style:text-properties fo:font-weight="normal" officeooo:rsid="002fe364" style:font-weight-asian="normal" style:font-weight-complex="normal"/>
    </style:style>
    <style:style style:name="T7" style:family="text">
      <style:text-properties fo:font-size="14pt" fo:font-weight="normal" officeooo:rsid="000f6675" style:font-size-asian="14pt" style:font-weight-asian="normal" style:font-size-complex="14pt" style:font-weight-complex="normal"/>
    </style:style>
    <style:style style:name="T8" style:family="text">
      <style:text-properties fo:font-size="14pt" fo:font-weight="bold" officeooo:rsid="00113213" style:font-size-asian="14pt" style:font-weight-asian="bold" style:font-size-complex="14pt" style:font-weight-complex="bold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d8df6" style:font-size-asian="14pt" style:font-weight-asian="normal" style:font-size-complex="14pt" style:font-weight-complex="normal"/>
    </style:style>
    <style:style style:name="T11" style:family="text">
      <style:text-properties officeooo:rsid="00363364"/>
    </style:style>
    <style:style style:name="T12" style:family="text">
      <style:text-properties fo:font-size="14pt" fo:font-weight="normal" officeooo:rsid="001f33e1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24b361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231a61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219a1e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8e143" style:font-size-asian="14pt" style:font-weight-asian="normal" style:font-size-complex="14pt" style:font-weight-complex="normal"/>
    </style:style>
    <style:style style:name="T17" style:family="text">
      <style:text-properties fo:font-size="14pt" fo:font-weight="normal" officeooo:rsid="003dab3b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269a7e" style:font-size-asian="14pt" style:font-weight-asian="normal" style:font-size-complex="14pt" style:font-weight-complex="normal"/>
    </style:style>
    <style:style style:name="T19" style:family="text">
      <style:text-properties officeooo:rsid="003ba149"/>
    </style:style>
    <style:style style:name="T20" style:family="text">
      <style:text-properties officeooo:rsid="00331a18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415177" style:font-weight-asian="bold" style:font-weight-complex="bold"/>
    </style:style>
    <style:style style:name="T23" style:family="text">
      <style:text-properties officeooo:rsid="001525c6"/>
    </style:style>
    <style:style style:name="T24" style:family="text">
      <style:text-properties officeooo:rsid="00488daa"/>
    </style:style>
    <style:style style:name="T25" style:family="text">
      <style:text-properties fo:font-variant="normal" fo:text-transform="none" fo:color="#e2e2e5" loext:opacity="100%" style:font-name="Times New Roman" fo:font-size="18pt" fo:letter-spacing="normal" fo:font-style="normal" fo:font-weight="bold" officeooo:rsid="0044411c" style:font-size-asian="18pt" style:font-weight-asian="bold" style:font-size-complex="18pt" style:font-weight-complex="bold"/>
    </style:style>
    <style:style style:name="T26" style:family="text">
      <style:text-properties fo:font-variant="normal" fo:text-transform="none" fo:color="#e2e2e5" loext:opacity="100%" style:font-name="Times New Roman" fo:letter-spacing="normal" fo:font-style="normal" fo:font-weight="bold" style:font-weight-asian="bold" style:font-weight-complex="bold"/>
    </style:style>
    <style:style style:name="T27" style:family="text">
      <style:text-properties fo:font-variant="normal" fo:text-transform="none" fo:color="#e2e2e5" loext:opacity="100%" style:font-name="Times New Roman" fo:letter-spacing="normal" fo:font-style="normal"/>
    </style:style>
    <style:style style:name="T28" style:family="text">
      <style:text-properties fo:font-variant="normal" fo:text-transform="none" fo:color="#e2e2e5" loext:opacity="100%" style:font-name="Times New Roman" fo:letter-spacing="normal" fo:font-style="normal" fo:font-weight="normal"/>
    </style:style>
    <style:style style:name="T29" style:family="text">
      <style:text-properties officeooo:rsid="0019c1de"/>
    </style:style>
    <style:style style:name="T30" style:family="text">
      <style:text-properties officeooo:rsid="003ee3f6"/>
    </style:style>
    <style:style style:name="T31" style:family="text">
      <style:text-properties officeooo:rsid="00442583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ХНІЧНЕ ЗАВДАННЯ</text:p>
      <text:p text:style-name="P1"/>
      <text:p text:style-name="P2"><text:tab/>Тема: <text:span text:style-name="T1">Розробка програмного забезпечення для розгортки та встановлення безпечного vpn-з’єднання </text:span><text:span text:style-name="T2">і віддаленого доступу до пристрою.</text:span></text:p>
      <text:p text:style-name="P2"><text:tab/>Мета проєкту: <text:span text:style-name="T3">Розробити комплексне програмне рішення, що дозволяє користувачам легко створювати приватні VPN-мережі, керувати доступом користувачів та груп, і автоматично отримувати необхідні конфігураційні файли для підключення. </text:span><text:span text:style-name="T4">Надати можливість </text:span><text:span text:style-name="T5">вбудованого</text:span><text:span text:style-name="T4"> віддаленого доступу </text:span><text:span text:style-name="T5">через термінальну оболонку</text:span><text:span text:style-name="T4">.</text:span><text:span text:style-name="T3"> Мета – абстрагуватися від складності ручного налаштування OpenVPN та PKI (Public Key Infrastructure)</text:span><text:span text:style-name="T6">, надати можливість віддаленого доступу.</text:span><text:span text:style-name="T3"> </text:span></text:p>
      <text:p text:style-name="P3"><text:span text:style-name="T7"><text:tab/></text:span><text:span text:style-name="T8">Вимоги:</text:span></text:p>
      <text:list text:style-name="L1">
        <text:list-item>
          <text:p text:style-name="P4">Платформа та сумісність:</text:p>
          <text:list>
            <text:list-item>
              <text:p text:style-name="P4">Серверна частина програми повинна бути розроблена для роботи на 64-бітних версіях ОС Linux (розробка ведеться на Arch). У подальшому можна перенести все на Docker.</text:p>
            </text:list-item>
            <text:list-item>
              <text:p text:style-name="P4">Клієнтська частина повинна бути кросплатформенною, з пріоритетною підтримкою 64-бітних ОС Linux та можливістю компіляції та запуску під ОС Windows.</text:p>
            </text:list-item>
          </text:list>
        </text:list-item>
        <text:list-item>
          <text:p text:style-name="P5">Структура:</text:p>
          <text:list>
            <text:list-item>
              <text:p text:style-name="P6"><text:span text:style-name="T9">“Сервер” реально являє собою декілька серверів та кліє</text:span><text:span text:style-name="T10">н</text:span><text:span text:style-name="T9">тів:</text:span></text:p>
              <text:list>
                <text:list-item>
                  <text:p text:style-name="P5">VPN-сервер</text:p>
                </text:list-item>
                <text:list-item>
                  <text:p text:style-name="P5">S<text:span text:style-name="T11">MT</text:span>P-клієнт</text:p>
                </text:list-item>
                <text:list-item>
                  <text:p text:style-name="P7">HTTPS-сервер</text:p>
                </text:list-item>
                <text:list-item>
                  <text:p text:style-name="P8">Database-клієнт</text:p>
                </text:list-item>
              </text:list>
            </text:list-item>
            <text:list-item>
              <text:p text:style-name="P9">Клієнт реально явлаяє собою:</text:p>
              <text:list>
                <text:list-item>
                  <text:p text:style-name="P9">VPN-клієнт</text:p>
                </text:list-item>
                <text:list-item>
                  <text:p text:style-name="P9">SSL/STL-клієнт</text:p>
                </text:list-item>
              </text:list>
            </text:list-item>
            <text:list-item>
              <text:p text:style-name="P10">“Common libs”: ”частини коду”, що використовуватимуться, як на серверній так і клієнтській частині.</text:p>
            </text:list-item>
          </text:list>
        </text:list-item>
        <text:list-item>
          <text:p text:style-name="P11"><text:span text:style-name="T12">Т</text:span><text:span text:style-name="T9">ехнологічний стек:</text:span></text:p>
          <text:list>
            <text:list-item>
              <text:p text:style-name="P7">Програма повинна бути написана переважно на мові програмування C++ (стандарт 17)</text:p>
            </text:list-item>
            <text:list-item>
              <text:p text:style-name="P11"><text:span text:style-name="T9">Серверна частина </text:span><text:span text:style-name="T13">повинна використовувати</text:span><text:span text:style-name="T9"> бібліотеку Boost.Asio </text:span><text:span text:style-name="T14">та Boost.Beast</text:span><text:span text:style-name="T9"> для асинхронної реалі</text:span><text:span text:style-name="T15">зації HTTP</text:span><text:span text:style-name="T16">S-сервера</text:span><text:span text:style-name="T15">, </text:span><text:span text:style-name="T14">libcurl для SMTP – клієнта.</text:span></text:p>
            </text:list-item>
            <text:list-item>
              <text:p text:style-name="P12"><text:span text:style-name="T15">К</text:span><text:span text:style-name="T9">лієнтська частина повинна використовувати Qt6 д</text:span><text:span text:style-name="T17">ля</text:span><text:span text:style-name="T9"> написання графічної частини та, можливо, збереження токенів (небезпечно, але підходить для старту).</text:span></text:p>
            </text:list-item>
            <text:list-item>
              <text:p text:style-name="P13"><text:span text:style-name="T9">Для криптографічних операцій (хешування, генерація токенів</text:span><text:span text:style-name="T18">) повинна використовуватись бібліотека libsodium.</text:span></text:p>
            </text:list-item>
            <text:list-item>
              <text:p text:style-name="P14">Для зберігання даних – Sqlite3. <text:span text:style-name="T19">(Клієнт для використання БД написати з врахуванням можливої міграції до більш продвинутих БД)</text:span></text:p>
            </text:list-item>
            <text:list-item>
              <text:p text:style-name="P14">Збірка залежностей – Cmake, білд – Ninja.</text:p>
            </text:list-item>
            <text:list-item>
              <text:p text:style-name="P15">Реалізація віддаленого доступу до пристрою через термінал – libssh</text:p>
            </text:list-item>
            <text:list-item>
              <text:p text:style-name="P14"><text:soft-page-break/>Обробка медіа (кодування, декодування, захоплення): Бібліотеки FFmpeg (libavcodec, libavformat, libavdevice, libswscale).</text:p>
            </text:list-item>
            <text:list-item>
              <text:p text:style-name="P16">Потокова передача в реальному часі <text:span text:style-name="T20">SFU (Selective Forwarding unit):</text:span></text:p>
              <text:list>
                <text:list-item>
                  <text:p text:style-name="P17">Janus Gateway;</text:p>
                </text:list-item>
                <text:list-item>
                  <text:p text:style-name="P16"><text:span text:style-name="T20">LiveKit</text:span>.</text:p>
                </text:list-item>
              </text:list>
            </text:list-item>
          </text:list>
        </text:list-item>
        <text:list-item>
          <text:p text:style-name="P18">Безпека та мережа:</text:p>
          <text:list>
            <text:list-item>
              <text:p text:style-name="P18">Програма повинна забезпечувати створення безпечного VPN-з'єднання на базі OpenVPN</text:p>
            </text:list-item>
            <text:list-item>
              <text:p text:style-name="P18">Увесь управляючий трафік між клієнтом та сервером (реєстрація, авторизація, передача конфігурацій) має бути захищений за допомогою шифрування TLS.</text:p>
            </text:list-item>
            <text:list-item>
              <text:p text:style-name="P18">Програма повинна реалізувати систему автентифікації користувачів за логіном (email) та паролем, а також систему сесій на основі Access та Refresh токенів</text:p>
            </text:list-item>
            <text:list-item>
              <text:p text:style-name="P18">Паролі користувачів повинні зберігатися у вигляді захищених хешів (з використанням солі та алгоритму Argon2id13).</text:p>
            </text:list-item>
          </text:list>
        </text:list-item>
        <text:list-item>
          <text:p text:style-name="P19">Функціональність сервера:</text:p>
          <text:list>
            <text:list-item>
              <text:p text:style-name="P19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p>
            </text:list-item>
            <text:list-item>
              <text:p text:style-name="P19">Сервер повинен мати можливість створювати ізольовані групи користувачів та динамічно керувати мережевими правилами доступу між ними за допомогою <text:span text:style-name="T19">nftables</text:span>.</text:p>
            </text:list-item>
            <text:list-item>
              <text:p text:style-name="P19">Сервер повинен підтримувати механізм верифікації користувачів через підтвердження електронної пошти.</text:p>
            </text:list-item>
          </text:list>
        </text:list-item>
        <text:list-item>
          <text:p text:style-name="P19">Функціональність клієнта:</text:p>
          <text:list>
            <text:list-item>
              <text:p text:style-name="P19">Програма повинна мати графічний інтерфейс користувача (GUI), реалізований на Qt. </text:p>
            </text:list-item>
            <text:list-item>
              <text:p text:style-name="P20">Клієнт повинен надавати інтерфейс для реєстрації, входу та (опціонально) відновлення пароля.</text:p>
            </text:list-item>
            <text:list-item>
              <text:p text:style-name="P20">Клієнт повинен автоматично отримувати та зберігати конфігураційний файл VPN після успішної авторизації.</text:p>
            </text:list-item>
            <text:list-item>
              <text:p text:style-name="P20">Клієнт повинен мати можливість ініціювати та розривати VPNз'єднання, взаємодіючи з локально встановленим процесом OpenVPN.</text:p>
            </text:list-item>
            <text:list-item>
              <text:p text:style-name="P20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p>
            </text:list-item>
            <text:list-item>
              <text:p text:style-name="P21">Клієнт має реалізовувати ssh-клієнт/сервер для реалізації віддаленого доступу.</text:p>
            </text:list-item>
            <text:list-item>
              <text:p text:style-name="P20">Додається новий тип сесії "Віддалений доступ з відеотрансляцією".</text:p>
            </text:list-item>
            <text:list-item>
              <text:p text:style-name="P20">Клієнт (що транслює): При старті сесії починає захоплення екрана (через libavdevice), кодує відео в H.264 (через libavcodec) і відправляє його через обраний протокол (WebRTC або RTP).</text:p>
            </text:list-item>
            <text:list-item>
              <text:p text:style-name="P20"><text:soft-page-break/>Клієнт (що переглядає): Приймає потік даних, декодує його (через libavcodec) і відображає у спеціальному віджеті в Qt-інтерфейсі (наприклад, QOpenGLWidget для максимальної продуктивності).</text:p>
            </text:list-item>
          </text:list>
        </text:list-item>
      </text:list>
      <text:p text:style-name="P22">Мінімальний життєздатний продукт</text:p>
      <text:p text:style-name="P23"/>
      <text:p text:style-name="P24"><text:tab/><text:span text:style-name="T21">Мета MVP:</text:span> Створити функціональне ядро системи, яке дозволяє користувачам реєструватися, отримувати персональні конфігураційні файли OpenVPN та керувати VPN-з'єднанням через клієнтський GUI-додаток.</text:p>
      <text:p text:style-name="P24"><text:tab/><text:span text:style-name="T22">Функціональні вимоги MVP:</text:span></text:p>
      <text:list text:style-name="L2">
        <text:list-item>
          <text:p text:style-name="P25"><text:span text:style-name="T23">Платформа та сумісність:</text:span></text:p>
          <text:list>
            <text:list-item>
              <text:p text:style-name="P26">Серверна частина програми повинна бути розроблена для роботи на 64-бітних версіях ОС Linux.</text:p>
            </text:list-item>
            <text:list-item>
              <text:p text:style-name="P26">Клієнтська частина повинна бути кросплатформенною, з пріоритетною підтримкою 64-бітних ОС Linux та можливістю компіляції та запуску під ОС Windows.</text:p>
            </text:list-item>
          </text:list>
        </text:list-item>
        <text:list-item>
          <text:p text:style-name="P27">Структура:</text:p>
          <text:list>
            <text:list-item>
              <text:p text:style-name="P28"><text:span text:style-name="T9">“Сервер” реально являє собою декілька серверів та кліє</text:span><text:span text:style-name="T10">н</text:span><text:span text:style-name="T9">тів:</text:span></text:p>
              <text:list>
                <text:list-item>
                  <text:p text:style-name="P27">VPN-сервер</text:p>
                </text:list-item>
                <text:list-item>
                  <text:p text:style-name="P27">S<text:span text:style-name="T11">MT</text:span>P-клієнт</text:p>
                </text:list-item>
                <text:list-item>
                  <text:p text:style-name="P29">HTTPS-сервер</text:p>
                </text:list-item>
                <text:list-item>
                  <text:p text:style-name="P30">Database-клієнт</text:p>
                </text:list-item>
              </text:list>
            </text:list-item>
            <text:list-item>
              <text:p text:style-name="P31">Клієнт реально явлаяє собою:</text:p>
              <text:list>
                <text:list-item>
                  <text:p text:style-name="P32">VPN-клієнт</text:p>
                </text:list-item>
                <text:list-item>
                  <text:p text:style-name="P32">SSL/STL-клієнт</text:p>
                </text:list-item>
              </text:list>
            </text:list-item>
            <text:list-item>
              <text:p text:style-name="P33">“Common libs”: ”частини коду”, що використовуватимуться, як на серверній так і клієнтській частині.</text:p>
            </text:list-item>
          </text:list>
        </text:list-item>
        <text:list-item>
          <text:p text:style-name="P34"><text:span text:style-name="T12">Т</text:span><text:span text:style-name="T9">ехнологічний стек:</text:span></text:p>
          <text:list>
            <text:list-item>
              <text:p text:style-name="P29">Програма повинна бути написана переважно на мові програмування C++ (стандарт 17)</text:p>
            </text:list-item>
            <text:list-item>
              <text:p text:style-name="P35"><text:span text:style-name="T9">Серверна частина </text:span><text:span text:style-name="T13">повинна використовувати</text:span><text:span text:style-name="T9"> бібліотеку Boost.Asio </text:span><text:span text:style-name="T14">та Boost.Beast</text:span><text:span text:style-name="T9"> для асинхронної реалі</text:span><text:span text:style-name="T15">зації HTTP</text:span><text:span text:style-name="T16">S-сервера</text:span><text:span text:style-name="T15">, </text:span><text:span text:style-name="T14">libcurl для SMTP – клієнта.</text:span></text:p>
            </text:list-item>
            <text:list-item>
              <text:p text:style-name="P36">Керування маршрутизацією, створення ізольованих груп — <text:span text:style-name="T24">nftables</text:span>.</text:p>
            </text:list-item>
            <text:list-item>
              <text:p text:style-name="P37"><text:span text:style-name="T15">К</text:span><text:span text:style-name="T9">лієнтська частина повинна використовувати Qt6 д</text:span><text:span text:style-name="T17">ля</text:span><text:span text:style-name="T9"> написання графічної частини та, можливо, збереження токенів.</text:span></text:p>
            </text:list-item>
            <text:list-item>
              <text:p text:style-name="P38"><text:span text:style-name="T9">Для криптографічних операцій (хешування, генерація токенів</text:span><text:span text:style-name="T18">) повинна використовуватись бібліотека libsodium.</text:span></text:p>
            </text:list-item>
            <text:list-item>
              <text:p text:style-name="P39">Для зберігання даних – Sqlite3.</text:p>
            </text:list-item>
            <text:list-item>
              <text:p text:style-name="P40">Реалізація віддаленого доступу до пристрою через термінал – libssh</text:p>
            </text:list-item>
            <text:list-item>
              <text:p text:style-name="P41">Збірка залежностей – Cmake, білд – Ninja.</text:p>
            </text:list-item>
          </text:list>
        </text:list-item>
        <text:list-item>
          <text:p text:style-name="P42">Безпека та мережа:</text:p>
          <text:list>
            <text:list-item>
              <text:p text:style-name="P42">Програма повинна забезпечувати створення безпечного VPN-з'єднання на базі OpenVPN</text:p>
            </text:list-item>
            <text:list-item>
              <text:p text:style-name="P42">Увесь управляючий трафік між клієнтом та сервером (реєстрація, авторизація, передача конфігурацій) має бути захищений за допомогою шифрування TLS.</text:p>
            </text:list-item>
            <text:list-item>
              <text:p text:style-name="P42"><text:soft-page-break/>Програма повинна реалізувати систему автентифікації користувачів за логіном (email) та паролем, а також систему сесій на основі Access та Refresh токенів</text:p>
            </text:list-item>
            <text:list-item>
              <text:p text:style-name="P42">Паролі користувачів повинні зберігатися у вигляді захищених хешів (з використанням солі та алгоритму Argon2id13).</text:p>
            </text:list-item>
          </text:list>
        </text:list-item>
        <text:list-item>
          <text:p text:style-name="P42">Функціональність сервера:</text:p>
          <text:list>
            <text:list-item>
              <text:p text:style-name="P42">Сервер повинен автоматично генерувати унікальні конфігураційні файли (.ovpn) та сертифікати для кожного зареєстрованого та верифікованого користувача.</text:p>
            </text:list-item>
            <text:list-item>
              <text:p text:style-name="P42">Сервер повинен мати можливість створювати ізольовані групи користувачів та динамічно керувати мережевими правилами доступу між ними за допомогою <text:span text:style-name="T19">nftables</text:span>.</text:p>
            </text:list-item>
            <text:list-item>
              <text:p text:style-name="P42">Сервер повинен підтримувати механізм верифікації користувачів через підтвердження електронної пошти.</text:p>
            </text:list-item>
          </text:list>
        </text:list-item>
        <text:list-item>
          <text:p text:style-name="P42">Функціональність клієнта:</text:p>
          <text:list>
            <text:list-item>
              <text:p text:style-name="P42">Програма повинна мати графічний інтерфейс користувача (GUI), реалізований на Qt. </text:p>
            </text:list-item>
            <text:list-item>
              <text:p text:style-name="P42">Клієнт повинен надавати інтерфейс для реєстрації, входу та відновлення пароля.</text:p>
            </text:list-item>
            <text:list-item>
              <text:p text:style-name="P42">Клієнт повинен автоматично отримувати та зберігати конфігураційний файл VPN після успішної авторизації.</text:p>
            </text:list-item>
            <text:list-item>
              <text:p text:style-name="P42">Клієнт повинен мати можливість ініціювати та розривати VPNз'єднання, взаємодіючи з локально встановленим процесом OpenVPN.</text:p>
            </text:list-item>
            <text:list-item>
              <text:p text:style-name="P42">Клієнт повинен відображати список груп, до яких належить користувач, та надавати інтерфейс для управління групами (якщо користувач є їх власником). </text:p>
            </text:list-item>
            <text:list-item>
              <text:p text:style-name="P43">Клієнт має реалізовувати ssh-клієнт/сервер для реалізації віддаленого доступу.</text:p>
            </text:list-item>
          </text:list>
        </text:list-item>
      </text:list>
      <text:p text:style-name="P44"><text:span text:style-name="Strong_20_Emphasis"><text:span text:style-name="T25">Потенційні напрямки розвитку</text:span></text:span></text:p>
      <text:p text:style-name="P45"><text:span text:style-name="Strong_20_Emphasis"><text:span text:style-name="T25"/></text:span></text:p>
      <text:p text:style-name="P46"><text:span text:style-name="Strong_20_Emphasis"><text:span text:style-name="T26"><text:tab/>Мета:</text:span></text:span><text:span text:style-name="T27"> Розширення базового функціоналу для створення повноцінної платформи для спільної роботи та віддаленого адміністрування.</text:span></text:p>
      <text:p text:style-name="P47"><text:span text:style-name="Strong_20_Emphasis"><text:span text:style-name="T28"><text:tab/>Список функцій для майбутньої реалізації:</text:span></text:span></text:p>
      <text:list text:style-name="L3">
        <text:list-item>
          <text:p text:style-name="P48"><text:span text:style-name="Strong_20_Emphasis"><text:span text:style-name="T28">Повноцінне динамічне керування групами доступу:</text:span></text:span></text:p>
          <text:list>
            <text:list-item>
              <text:p text:style-name="P48"><text:span text:style-name="Strong_20_Emphasis"><text:span text:style-name="T28">Створення та керування групами користувачів через клієнтський інтерфейс.</text:span></text:span></text:p>
            </text:list-item>
            <text:list-item>
              <text:p text:style-name="P48"><text:span text:style-name="Strong_20_Emphasis"><text:span text:style-name="T28">Реалізація на сервері динамічного керування мережевими правилами доступу між групами за допомогою nftables.</text:span></text:span></text:p>
            </text:list-item>
          </text:list>
        </text:list-item>
        <text:list-item>
          <text:p text:style-name="P48"><text:span text:style-name="Strong_20_Emphasis"><text:span text:style-name="T28">Віддалений доступ з відеотрансляцією:</text:span></text:span></text:p>
          <text:list>
            <text:list-item>
              <text:p text:style-name="P48"><text:span text:style-name="Strong_20_Emphasis"><text:span text:style-name="T28">Захоплення екрана та кодування відео за допомогою бібліотек FFmpeg.</text:span></text:span></text:p>
            </text:list-item>
            <text:list-item>
              <text:p text:style-name="P48"><text:span text:style-name="Strong_20_Emphasis"><text:span text:style-name="T28">Організація потокової передачі даних в реальному часі (спочатку P2P через VPN, у подальшому — через SFU, наприклад, Janus Gateway).</text:span></text:span></text:p>
            </text:list-item>
            <text:list-item>
              <text:p text:style-name="P48"><text:span text:style-name="Strong_20_Emphasis"><text:span text:style-name="T28">Декодування та відображення відеопотоку в Qt-віджеті (QOpenGLWidget).</text:span></text:span></text:p>
            </text:list-item>
          </text:list>
        </text:list-item>
        <text:list-item>
          <text:p text:style-name="P48"><text:span text:style-name="Strong_20_Emphasis"><text:span text:style-name="T28">Розширене керування сесіями та клієнтом:</text:span></text:span></text:p>
          <text:list>
            <text:list-item>
              <text:p text:style-name="P48"><text:span text:style-name="Strong_20_Emphasis"><text:span text:style-name="T28">Повна реалізація системи Access та Refresh токенів.</text:span></text:span></text:p>
            </text:list-item>
            <text:list-item>
              <text:p text:style-name="P48"><text:span text:style-name="Strong_20_Emphasis"><text:span text:style-name="T28">Кросплатформена компіляція та запуск клієнта під ОС Windows.</text:span></text:span></text:p>
            </text:list-item>
          </text:list>
        </text:list-item>
        <text:list-item>
          <text:p text:style-name="P48"><text:span text:style-name="Strong_20_Emphasis"><text:span text:style-name="T28">Інфраструктура та розгортання:</text:span></text:span></text:p>
          <text:list>
            <text:list-item>
              <text:p text:style-name="P48"><text:span text:style-name="Strong_20_Emphasis"><text:span text:style-name="T28">Перенесення серверної частини в Docker-контейнери для спрощення розгортання.</text:span></text:span></text:p>
            </text:list-item>
          </text:list>
        </text:list-item>
      </text:list>
      <text:p text:style-name="P49">Кроки реалізації продукту</text:p>
      <text:p text:style-name="P50"/>
      <text:list text:style-name="L4">
        <text:list-item>
          <text:p text:style-name="P51">Етап 1 (MVP): <text:span text:style-name="T29">Ядро проєкту</text:span>:</text:p>
          <text:list>
            <text:list-item>
              <text:p text:style-name="P51">Реєстрація/авторизація/верифікація користувачів.</text:p>
            </text:list-item>
            <text:list-item>
              <text:p text:style-name="P51">Автоматична генерація конфігураційних файлів OpenVPN та сертифікатів.</text:p>
            </text:list-item>
            <text:list-item>
              <text:p text:style-name="P52">Клієнт, який може залогінитись, завантажити конфіг і вручну запустити його через встановлений OpenVPN клієнт.</text:p>
            </text:list-item>
            <text:list-item>
              <text:p text:style-name="P52">Інтеграція клієнта з процесом OpenVPN (запуск/зупинка з GUI), керування групами та правилами <text:span text:style-name="T30">nftables</text:span>.</text:p>
            </text:list-item>
          </text:list>
        </text:list-item>
        <text:list-item>
          <text:p text:style-name="P51">Етап <text:span text:style-name="T31">2</text:span>: Реалізація відеотрансляції.</text:p>
        </text:list-item>
        <text:list-item>
          <text:p text:style-name="P51">Етап <text:span text:style-name="T31">3</text:span>: Реалізація віддаленого контролю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799in" fo:margin-bottom="0.7799in" fo:margin-left="0.9799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7T15:34:39.446517921</meta:creation-date>
    <dc:date>2025-09-29T21:22:32.235825668</dc:date>
    <meta:editing-duration>PT3H10M40S</meta:editing-duration>
    <meta:editing-cycles>57</meta:editing-cycles>
    <meta:generator>LibreOffice/25.2.5.2$Linux_X86_64 LibreOffice_project/520$Build-2</meta:generator>
    <meta:print-date>2025-09-29T21:18:38.345010052</meta:print-date>
    <meta:printed-by>PDF files</meta:printed-by>
    <meta:document-statistic meta:table-count="0" meta:image-count="0" meta:object-count="0" meta:page-count="7" meta:paragraph-count="112" meta:word-count="1129" meta:character-count="8837" meta:non-whitespace-character-count="7896"/>
  </office:meta>
</office:document-meta>
</file>